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006cm" style:rel-column-width="15315*"/>
    </style:style>
    <style:style style:name="Tableau1.B" style:family="table-column">
      <style:table-column-properties style:column-width="6.297cm" style:rel-column-width="16057*"/>
    </style:style>
    <style:style style:name="Tableau1.C" style:family="table-column">
      <style:table-column-properties style:column-width="6.403cm" style:rel-column-width="16327*"/>
    </style:style>
    <style:style style:name="Tableau1.D" style:family="table-column">
      <style:table-column-properties style:column-width="6.994cm" style:rel-column-width="1783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3.704cm" style:rel-column-width="9458*"/>
    </style:style>
    <style:style style:name="Tableau5.B" style:family="table-column">
      <style:table-column-properties style:column-width="3.387cm" style:rel-column-width="8647*"/>
    </style:style>
    <style:style style:name="Tableau5.C" style:family="table-column">
      <style:table-column-properties style:column-width="6.112cm" style:rel-column-width="15605*"/>
    </style:style>
    <style:style style:name="Tableau5.D" style:family="table-column">
      <style:table-column-properties style:column-width="5.001cm" style:rel-column-width="12768*"/>
    </style:style>
    <style:style style:name="Tableau5.E" style:family="table-column">
      <style:table-column-properties style:column-width="7.463cm" style:rel-column-width="19057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3.399cm" style:rel-column-width="8678*"/>
    </style:style>
    <style:style style:name="Tableau6.B" style:family="table-column">
      <style:table-column-properties style:column-width="2.808cm" style:rel-column-width="7170*"/>
    </style:style>
    <style:style style:name="Tableau6.C" style:family="table-column">
      <style:table-column-properties style:column-width="6.798cm" style:rel-column-width="17357*"/>
    </style:style>
    <style:style style:name="Tableau6.D" style:family="table-column">
      <style:table-column-properties style:column-width="4.193cm" style:rel-column-width="10705*"/>
    </style:style>
    <style:style style:name="Tableau6.E" style:family="table-column">
      <style:table-column-properties style:column-width="8.468cm" style:rel-column-width="2162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2.477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Standard">
      <style:text-properties style:font-name="Arial1" officeooo:rsid="00996640" officeooo:paragraph-rsid="00996640"/>
    </style:style>
    <style:style style:name="P6" style:family="paragraph" style:parent-style-name="Standard">
      <style:text-properties officeooo:rsid="008115d2" officeooo:paragraph-rsid="008a7979"/>
    </style:style>
    <style:style style:name="P7" style:family="paragraph" style:parent-style-name="Standard">
      <style:text-properties officeooo:rsid="008d1133" officeooo:paragraph-rsid="008d1133"/>
    </style:style>
    <style:style style:name="P8" style:family="paragraph" style:parent-style-name="Table_20_Contents">
      <style:text-properties style:font-name="Arial" officeooo:rsid="0051829f" officeooo:paragraph-rsid="0051829f" style:font-size-asian="10.5pt"/>
    </style:style>
    <style:style style:name="P9" style:family="paragraph" style:parent-style-name="Table_20_Contents">
      <style:text-properties style:font-name="Arial" officeooo:rsid="0054d877" officeooo:paragraph-rsid="0054d877" style:font-size-asian="10.5pt"/>
    </style:style>
    <style:style style:name="P10" style:family="paragraph" style:parent-style-name="Table_20_Contents">
      <style:text-properties style:font-name="Arial" officeooo:rsid="0054d877" officeooo:paragraph-rsid="0055efe6" style:font-size-asian="10.5pt"/>
    </style:style>
    <style:style style:name="P11" style:family="paragraph" style:parent-style-name="Table_20_Contents">
      <style:text-properties style:font-name="Arial" officeooo:rsid="0054d877" officeooo:paragraph-rsid="006d278d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4" style:family="paragraph" style:parent-style-name="Table_20_Contents">
      <style:text-properties style:font-name="Arial" officeooo:rsid="0052f4ca" officeooo:paragraph-rsid="0052f4ca" style:font-size-asian="10.5pt"/>
    </style:style>
    <style:style style:name="P15" style:family="paragraph" style:parent-style-name="Table_20_Contents">
      <style:text-properties style:font-name="Arial" officeooo:rsid="0097ced1" officeooo:paragraph-rsid="0097ced1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97ced1" officeooo:paragraph-rsid="0097ced1" style:font-size-asian="10.5pt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8" style:family="paragraph" style:parent-style-name="Table_20_Contents">
      <style:text-properties style:font-name="Arial1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8c451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8c451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8f5f8f" officeooo:paragraph-rsid="008f5f8f"/>
    </style:style>
    <style:style style:name="P24" style:family="paragraph" style:parent-style-name="Table_20_Contents">
      <style:paragraph-properties fo:text-align="center" style:justify-single-word="false"/>
      <style:text-properties style:font-name="Arial1" officeooo:rsid="004bb778" officeooo:paragraph-rsid="008c4518"/>
    </style:style>
    <style:style style:name="P25" style:family="paragraph" style:parent-style-name="Table_20_Contents">
      <style:text-properties style:font-name="Arial1" officeooo:rsid="0094f0d8" officeooo:paragraph-rsid="0094f0d8"/>
    </style:style>
    <style:style style:name="P26" style:family="paragraph" style:parent-style-name="Table_20_Contents">
      <style:text-properties style:font-name="Arial1" officeooo:rsid="0094f0d8" officeooo:paragraph-rsid="00996640"/>
    </style:style>
    <style:style style:name="P27" style:family="paragraph" style:parent-style-name="Table_20_Contents">
      <style:text-properties style:font-name="Arial1" officeooo:paragraph-rsid="00996640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35" style:family="paragraph" style:parent-style-name="Standard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P36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730371"/>
    </style:style>
    <style:style style:name="P3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e0127"/>
    </style:style>
    <style:style style:name="P3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0e894" officeooo:paragraph-rsid="009e0127"/>
    </style:style>
    <style:style style:name="P3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2pt" fo:language="fr" fo:country="FR" officeooo:rsid="0099fd91" officeooo:paragraph-rsid="0099fd91" style:font-size-asian="12pt" style:font-size-complex="12pt"/>
    </style:style>
    <style:style style:name="P40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97ced1"/>
    </style:style>
    <style:style style:name="P41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9fd91" officeooo:paragraph-rsid="0099fd91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3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4" style:family="paragraph" style:parent-style-name="Text_20_body">
      <style:text-properties officeooo:rsid="004df67d" officeooo:paragraph-rsid="004df67d"/>
    </style:style>
    <style:style style:name="P45" style:family="paragraph" style:parent-style-name="Text_20_body">
      <style:text-properties style:font-name="Arial1" officeooo:rsid="004da96e" officeooo:paragraph-rsid="00828521"/>
    </style:style>
    <style:style style:name="P46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47" style:family="paragraph" style:parent-style-name="Text_20_body">
      <style:text-properties officeooo:paragraph-rsid="008c4518"/>
    </style:style>
    <style:style style:name="P48" style:family="paragraph" style:parent-style-name="Text_20_body">
      <style:text-properties officeooo:paragraph-rsid="008115d2"/>
    </style:style>
    <style:style style:name="P49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9a727d"/>
    </style:style>
    <style:style style:name="P50" style:family="paragraph" style:parent-style-name="Text_20_body" style:list-style-name="Numbering_20_1">
      <style:paragraph-properties fo:text-align="start" style:justify-single-word="false"/>
      <style:text-properties style:font-name="Arial1" officeooo:rsid="009ae21e" officeooo:paragraph-rsid="009ae21e"/>
    </style:style>
    <style:style style:name="P51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7e41a8" officeooo:paragraph-rsid="0095b5dd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4da96e" officeooo:paragraph-rsid="0090e894"/>
    </style:style>
    <style:style style:name="P53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d4294"/>
    </style:style>
    <style:style style:name="P54" style:family="paragraph" style:parent-style-name="Heading_20_2" style:list-style-name="Numbering_20_1"/>
    <style:style style:name="P55" style:family="paragraph" style:parent-style-name="Heading_20_1" style:list-style-name="Numbering_20_1"/>
    <style:style style:name="P56" style:family="paragraph" style:parent-style-name="Heading_20_1" style:list-style-name="Numbering_20_1">
      <style:text-properties officeooo:paragraph-rsid="008c4518"/>
    </style:style>
    <style:style style:name="P57" style:family="paragraph" style:parent-style-name="Heading_20_1" style:list-style-name=""/>
    <style:style style:name="P58" style:family="paragraph" style:parent-style-name="Heading_20_1" style:list-style-name="">
      <style:text-properties officeooo:rsid="008115d2" officeooo:paragraph-rsid="00828521"/>
    </style:style>
    <style:style style:name="P59" style:family="paragraph" style:parent-style-name="Heading_20_1" style:list-style-name="">
      <style:text-properties officeooo:rsid="008d1133" officeooo:paragraph-rsid="008182ba"/>
    </style:style>
    <style:style style:name="P60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61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62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63" style:family="paragraph" style:parent-style-name="Heading_20_1" style:list-style-name="Numbering_20_1">
      <style:paragraph-properties fo:break-before="page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fo:font-weight="normal" officeooo:rsid="008a7979" style:font-weight-asian="normal" style:font-weight-complex="normal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32aa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802051"/>
    </style:style>
    <style:style style:name="T18" style:family="text">
      <style:text-properties officeooo:rsid="008115d2"/>
    </style:style>
    <style:style style:name="T19" style:family="text">
      <style:text-properties officeooo:rsid="008182ba"/>
    </style:style>
    <style:style style:name="T20" style:family="text">
      <style:text-properties style:font-name="Arial1" officeooo:rsid="004da96e"/>
    </style:style>
    <style:style style:name="T21" style:family="text">
      <style:text-properties style:font-name="Arial1" officeooo:rsid="0094f0d8"/>
    </style:style>
    <style:style style:name="T22" style:family="text">
      <style:text-properties style:font-name="Arial1" officeooo:rsid="005cfa2d"/>
    </style:style>
    <style:style style:name="T23" style:family="text">
      <style:text-properties style:font-name="Arial1" officeooo:rsid="00d324be"/>
    </style:style>
    <style:style style:name="T24" style:family="text">
      <style:text-properties style:font-name="Arial1" officeooo:rsid="00937b36"/>
    </style:style>
    <style:style style:name="T25" style:family="text">
      <style:text-properties style:font-name="Arial1" officeooo:rsid="009e0127"/>
    </style:style>
    <style:style style:name="T26" style:family="text">
      <style:text-properties officeooo:rsid="008940c8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18pt" fo:font-weight="bold" officeooo:rsid="008940c8" style:font-size-asian="18pt" style:font-weight-asian="bold" style:font-size-complex="18pt" style:font-weight-complex="bold"/>
    </style:style>
    <style:style style:name="T29" style:family="text">
      <style:text-properties officeooo:rsid="008f5f8f"/>
    </style:style>
    <style:style style:name="T30" style:family="text">
      <style:text-properties officeooo:rsid="00d6ef99"/>
    </style:style>
    <style:style style:name="T31" style:family="text">
      <style:text-properties officeooo:rsid="00d813ca"/>
    </style:style>
    <style:style style:name="T32" style:family="text">
      <style:text-properties officeooo:rsid="0095b5dd"/>
    </style:style>
    <style:style style:name="T33" style:family="text">
      <style:text-properties officeooo:rsid="00996640"/>
    </style:style>
    <style:style style:name="T34" style:family="text">
      <style:text-properties officeooo:rsid="009c0dcc"/>
    </style:style>
    <style:style style:name="T35" style:family="text">
      <style:text-properties officeooo:rsid="009d4294"/>
    </style:style>
    <style:style style:name="T36" style:family="text">
      <style:text-properties officeooo:rsid="009f4a1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6"><text:span text:style-name="T27">P</text:span><text:span text:style-name="T28">ERMIS DE FEU</text:span></text:p>
      <text:list xml:id="list4033954499432019056" text:style-name="Numbering_20_1">
        <text:list-header>
          <text:p text:style-name="P49"><text:span text:style-name="T30">Titre  : {titre_permis_feu} –</text:span> <text:span text:style-name="T31">{id}</text:span></text:p>
          <text:p text:style-name="P50">Raison : Réalisation de travaux à ris<text:span text:style-name="T36">qu</text:span>e</text:p>
        </text:list-header>
        <text:list-item>
          <text:h text:style-name="P55" text:outline-level="1">Numéro<text:span text:style-name="T15">s</text:span> d’urgence</text:h>
        </text:list-item>
      </text:list>
      <text:p text:style-name="P4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1">Pompiers</text:p>
          </table:table-cell>
          <table:table-cell table:style-name="Tableau1.A1" office:value-type="string">
            <text:p text:style-name="P21">Police/Gendarmerie</text:p>
          </table:table-cell>
          <table:table-cell table:style-name="Tableau1.A1" office:value-type="string">
            <text:p text:style-name="P22">SAMU</text:p>
          </table:table-cell>
          <table:table-cell table:style-name="Tableau1.D1" office:value-type="string">
            <text:p text:style-name="P22">TOUTE URGENCE</text:p>
          </table:table-cell>
        </table:table-row>
        <table:table-row>
          <table:table-cell table:style-name="Tableau1.A2" office:value-type="string">
            <text:p text:style-name="P23">{pompier_number}</text:p>
          </table:table-cell>
          <table:table-cell table:style-name="Tableau1.A2" office:value-type="string">
            <text:p text:style-name="P24"><text:s/><text:span text:style-name="T29">{police_number}</text:span></text:p>
          </table:table-cell>
          <table:table-cell table:style-name="Tableau1.A2" office:value-type="string">
            <text:p text:style-name="P23">{samu_number}</text:p>
          </table:table-cell>
          <table:table-cell table:style-name="Tableau1.D2" office:value-type="string">
            <text:p text:style-name="P23">{emergency_number}</text:p>
          </table:table-cell>
        </table:table-row>
      </table:table>
      <text:list xml:id="list164754656535141" text:continue-numbering="true" text:style-name="Numbering_20_1">
        <text:list-header>
          <text:h text:style-name="P56" text:outline-level="1"/>
        </text:list-header>
        <text:list-item>
          <text:h text:style-name="P56" text:outline-level="1">Moyens <text:span text:style-name="T12">généraux </text:span>mis à disposition</text:h>
        </text:list-item>
      </text:list>
      <text:p text:style-name="P47"/>
      <text:p text:style-name="P4">{<text:span text:style-name="T13">M</text:span>oyen<text:span text:style-name="T13">GenerauxM</text:span>is<text:span text:style-name="T13">D</text:span>isposition}</text:p>
      <text:p text:style-name="P4"/>
      <text:p text:style-name="P4"/>
      <text:list xml:id="list164753458468001" text:continue-numbering="true" text:style-name="Numbering_20_1">
        <text:list-item>
          <text:h text:style-name="P55" text:outline-level="1">Consignes Générales</text:h>
        </text:list-item>
      </text:list>
      <text:p text:style-name="Text_20_body"/>
      <text:p text:style-name="P44">{ConsignesGénérales}</text:p>
      <text:list xml:id="list164754747685482" text:continue-numbering="true" text:style-name="Numbering_20_1">
        <text:list-item>
          <text:h text:style-name="P60" text:outline-level="1">Risque particulier du plan de prévention</text:h>
        </text:list-item>
      </text:list>
      <text:p text:style-name="P48"/>
      <text:list xml:id="list847472414831098786" text:style-name="L1">
        <text:list-header>
          <text:p text:style-name="P51"><text:span text:style-name="T32">P</text:span>lan de prévention : <text:span text:style-name="T20">{</text:span><text:span text:style-name="T21">titre_plan_prevention</text:span><text:span text:style-name="T20">} - </text:span><text:span text:style-name="T24"><text:s/></text:span><text:span text:style-name="T21">{raison_plan_prevention}</text:span></text:p>
        </text:list-header>
      </text:list>
      <text:p text:style-name="P52"/>
      <text:p text:style-name="P38"><text:span text:style-name="T20"><text:tab/></text:span><text:span text:style-name="T23">D</text:span><text:span text:style-name="T22">ébut d’intervention : </text:span><text:span text:style-name="T25">{date_start_intervention_pre}</text:span></text:p>
      <text:p text:style-name="P37"><text:span text:style-name="T23"><text:tab/>F</text:span><text:span text:style-name="T20">in d’intervention : </text:span><text:span text:style-name="T25">{date_end_intervention_pre}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32">IdRPP<text:note text:id="ftn1" text:note-class="footnote"><text:note-citation>1</text:note-citation><text:note-body><text:p text:style-name="P42">Identifiant unique du plan de prévention</text:p></text:note-body></text:note></text:p>
          </table:table-cell>
          <table:table-cell table:style-name="Tableau5.A1" office:value-type="string">
            <text:p text:style-name="P28">UT / GP / <text:span text:style-name="T14">Site</text:span><text:span text:style-name="T14"><text:note text:id="ftn2" text:note-class="footnote"><text:note-citation>2</text:note-citation><text:note-body><text:p text:style-name="P42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9">Description <text:span text:style-name="T11">des actions réalisées</text:span><text:span text:style-name="T11"><text:note text:id="ftn3" text:note-class="footnote"><text:note-citation>3</text:note-citation><text:note-body><text:p text:style-name="P42"><text:span text:style-name="T16">D</text:span>escription du risque ou de l’action réalisée</text:p></text:note-body></text:note></text:span></text:p>
          </table:table-cell>
          <table:table-cell table:style-name="Tableau5.A1" office:value-type="string">
            <text:p text:style-name="P30">Risque <text:span text:style-name="T14">engendré</text:span><text:span text:style-name="T14"><text:note text:id="ftn4" text:note-class="footnote"><text:note-citation>4</text:note-citation><text:note-body><text:p text:style-name="P42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9">Moyens de prévention<text:note text:id="ftn5" text:note-class="footnote"><text:note-citation>5</text:note-citation><text:note-body><text:p text:style-name="P43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27">[!-- BEGIN row.interventions<text:span text:style-name="T33">_pre</text:span> --]{key_unique}</text:p>
          </table:table-cell>
          <table:table-cell table:style-name="Tableau5.B2" office:value-type="string">
            <text:p text:style-name="P18">{unite_travail}</text:p>
          </table:table-cell>
          <table:table-cell table:style-name="Tableau5.C2" office:value-type="string">
            <text:p text:style-name="P25">{action}</text:p>
          </table:table-cell>
          <table:table-cell table:style-name="Tableau5.D2" office:value-type="string">
            <text:p text:style-name="P25">{risk}</text:p>
          </table:table-cell>
          <table:table-cell table:style-name="Tableau5.E2" office:value-type="string">
            <text:p text:style-name="P26">{prevention}[!-- END row.interventions<text:span text:style-name="T33">_pre</text:span> --]</text:p>
          </table:table-cell>
        </table:table-row>
      </table:table>
      <text:p text:style-name="P6"/>
      <text:p text:style-name="P41">{interventions_pre_info}</text:p>
      <text:h text:style-name="P58" text:outline-level="1"/>
      <text:list xml:id="list164754364343478" text:continue-list="list164754747685482" text:style-name="Numbering_20_1">
        <text:list-item>
          <text:h text:style-name="P61" text:outline-level="1">Description de l’intervention par point chaud</text:h>
        </text:list-item>
      </text:list>
      <text:p text:style-name="P45"/>
      <text:list xml:id="list164754823886862" text:continue-list="list847472414831098786" text:style-name="L1">
        <text:list-item>
          <text:p text:style-name="P53"><text:span text:style-name="T34">Dé</text:span>but d’intervention : <text:span text:style-name="T35">{date_start_intervention_PPP}</text:span></text:p>
        </text:list-item>
        <text:list-item>
          <text:p text:style-name="P53"><text:span text:style-name="T34">F</text:span>in d’intervention : <text:span text:style-name="T35">{date_end_intervention_PPP}</text:span></text:p>
        </text:list-item>
      </text:list>
      <text:p text:style-name="P3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3">Id<text:span text:style-name="T17">TTPC</text:span><text:span text:style-name="T17"><text:note text:id="ftn6" text:note-class="footnote"><text:note-citation>6</text:note-citation><text:note-body><text:p text:style-name="P42">Identifiant unique <text:span text:style-name="T17">du type de travaux par point chaud</text:span></text:p></text:note-body></text:note></text:span></text:p>
          </table:table-cell>
          <table:table-cell table:style-name="Tableau6.A1" office:value-type="string">
            <text:p text:style-name="P29">UT / GP / <text:span text:style-name="T14">Site</text:span><text:span text:style-name="T14"><text:note text:id="ftn7" text:note-class="footnote"><text:note-citation>7</text:note-citation><text:note-body><text:p text:style-name="P42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0">Description <text:span text:style-name="T11">des actions réalisées</text:span><text:span text:style-name="T11"><text:note text:id="ftn8" text:note-class="footnote"><text:note-citation>8</text:note-citation><text:note-body><text:p text:style-name="P42"><text:span text:style-name="T16">D</text:span>escription du risque ou de l’action réalisée</text:p></text:note-body></text:note></text:span></text:p>
          </table:table-cell>
          <table:table-cell table:style-name="Tableau6.A1" office:value-type="string">
            <text:p text:style-name="P31"><text:span text:style-name="T17">Type de travaux par points chauds</text:span><text:span text:style-name="T17"><text:note text:id="ftn9" text:note-class="footnote"><text:note-citation>9</text:note-citation><text:note-body><text:p text:style-name="P42">L<text:span text:style-name="T18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20"><text:span text:style-name="T18">Matériels utilisés</text:span><text:span text:style-name="T18"><text:note text:id="ftn10" text:note-class="footnote"><text:note-citation>10</text:note-citation><text:note-body><text:p text:style-name="P43">les <text:span text:style-name="T19">matériels utilisés pour la réalisation de actions</text:span></text:p></text:note-body></text:note></text:span></text:p>
          </table:table-cell>
        </table:table-row>
        <table:table-row>
          <table:table-cell table:style-name="Tableau6.A2" office:value-type="string">
            <text:p text:style-name="P5">[!-- BEGIN row.interventions --]{key_unique}</text:p>
          </table:table-cell>
          <table:table-cell table:style-name="Tableau6.B2" office:value-type="string">
            <text:p text:style-name="P5">{unite_travail}</text:p>
          </table:table-cell>
          <table:table-cell table:style-name="Tableau6.C2" office:value-type="string">
            <text:p text:style-name="P5">{action}</text:p>
          </table:table-cell>
          <table:table-cell table:style-name="Tableau6.D2" office:value-type="string">
            <text:p text:style-name="P5">{type_de_travaux}</text:p>
          </table:table-cell>
          <table:table-cell table:style-name="Tableau6.E2" office:value-type="string">
            <text:p text:style-name="P5">{materiel}[!-- END row.interventions --]</text:p>
          </table:table-cell>
        </table:table-row>
      </table:table>
      <text:p text:style-name="P35"/>
      <text:p text:style-name="P39"/>
      <text:p text:style-name="P39">{interventions_info}</text:p>
      <text:h text:style-name="P59" text:outline-level="1"/>
      <text:list xml:id="list164754044270142" text:continue-list="list164754364343478" text:style-name="Numbering_20_1">
        <text:list-item>
          <text:h text:style-name="P62" text:outline-level="1">Rappel des mises en sécurité classique</text:h>
          <text:list>
            <text:list-item>
              <text:h text:style-name="P54" text:outline-level="2">Protection des abords</text:h>
            </text:list-item>
          </text:list>
        </text:list-item>
      </text:list>
      <text:p text:style-name="P34">• Écrans, panneaux</text:p>
      <text:p text:style-name="P34">• Délimitation et balisage de la zone d’intervention</text:p>
      <text:p text:style-name="P34">• Bâches ignifugées</text:p>
      <text:p text:style-name="P34">• eau (arrosage)</text:p>
      <text:p text:style-name="P34">• Sable</text:p>
      <text:p text:style-name="P34">• Absorbant</text:p>
      <text:list xml:id="list164753945301361" text:continue-numbering="true" text:style-name="Numbering_20_1">
        <text:list-item>
          <text:list>
            <text:list-item>
              <text:h text:style-name="P54" text:outline-level="2">Contrôle d’atmosphère</text:h>
            </text:list-item>
          </text:list>
        </text:list-item>
      </text:list>
      <text:p text:style-name="P34">• Explosimètre</text:p>
      <text:p text:style-name="P34">• Teneur en oxygène</text:p>
      <text:p text:style-name="P34">• Détecteur de gaz</text:p>
      <text:list xml:id="list164754977487370" text:continue-numbering="true" text:style-name="Numbering_20_1">
        <text:list-item>
          <text:list>
            <text:list-item>
              <text:h text:style-name="P54" text:outline-level="2">Protection des installations</text:h>
            </text:list-item>
          </text:list>
        </text:list-item>
      </text:list>
      <text:p text:style-name="P34">• Consignation (source d’énergie, flux de produit...)</text:p>
      <text:p text:style-name="P34">• Vidange – nettoyage – dépoussiérage</text:p>
      <text:p text:style-name="P34">• Dégazage (tuyauterie, cuve, citerne...)</text:p>
      <text:p text:style-name="P34">• Remplissage/inertage (eau, gaz…)</text:p>
      <text:p text:style-name="P34">• Isolation des tuyauteries</text:p>
      <text:p text:style-name="P34">• Démontage de tuyauterie</text:p>
      <text:list xml:id="list164753816223448" text:continue-numbering="true" text:style-name="Numbering_20_1">
        <text:list-item>
          <text:list>
            <text:list-item>
              <text:h text:style-name="P54" text:outline-level="2">Moyens de lutte contre l’incendie</text:h>
            </text:list-item>
          </text:list>
        </text:list-item>
      </text:list>
      <text:p text:style-name="P34">• Isolation de la boucle de détection</text:p>
      <text:p text:style-name="P34">• Isolation du système d’extinction</text:p>
      <text:p text:style-name="P34">• Extincteur(s)</text:p>
      <text:p text:style-name="P34"><text:soft-page-break/>• RIA</text:p>
      <text:p text:style-name="P34">• Lance à incendie</text:p>
      <text:p text:style-name="P7">Cette liste est non exhaustive. </text:p>
      <text:h text:style-name="P57" text:outline-level="1"/>
      <text:list xml:id="list164753241067449" text:continue-numbering="true" text:style-name="Numbering_20_1">
        <text:list-item>
          <text:h text:style-name="P63" text:outline-level="1">Informations <text:span text:style-name="T15">entreprise extérieure</text:span></text:h>
        </text:list-item>
      </text:list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5">{society_title}</text:p>
          </table:table-cell>
          <table:table-cell table:style-name="Tableau3.A1" office:value-type="string">
            <text:p text:style-name="P8">Siret</text:p>
          </table:table-cell>
          <table:table-cell table:style-name="Tableau3.D1" office:value-type="string">
            <text:p text:style-name="P15">{society_siret_id}</text:p>
          </table:table-cell>
        </table:table-row>
        <table:table-row table:style-name="Tableau3.2">
          <table:table-cell table:style-name="Tableau3.A2" office:value-type="string">
            <text:p text:style-name="P14">Noms <text:span text:style-name="T7">des </text:span>Intervenants</text:p>
          </table:table-cell>
          <table:table-cell table:style-name="Tableau3.B2" table:number-columns-spanned="3" office:value-type="string">
            <text:p text:style-name="P15">[!-- BEGIN row.intervenants --]{name} {lastname} ({mail})[!-- END row.intervenants --]</text:p>
          </table:table-cell>
          <table:covered-table-cell/>
          <table:covered-table-cell/>
        </table:table-row>
      </table:table>
      <text:p text:style-name="P40"/>
      <text:p text:style-name="P40">{intervenants_info}</text:p>
      <text:p text:style-name="P40"/>
      <text:list xml:id="list164753675730952" text:continue-numbering="true" text:style-name="Numbering_20_1">
        <text:list-item>
          <text:h text:style-name="P55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2"><text:span text:style-name="T15">Responsable maîtrise</text:span> d’ouvrage</text:p>
          </table:table-cell>
          <table:table-cell table:style-name="Tableau4.C1" office:value-type="string">
            <text:p text:style-name="P13">Responsable entreprise extérieure</text:p>
          </table:table-cell>
        </table:table-row>
        <table:table-row>
          <table:table-cell table:style-name="Tableau4.A2" office:value-type="string">
            <text:p text:style-name="P9">Nom </text:p>
          </table:table-cell>
          <table:table-cell table:style-name="Tableau4.A2" office:value-type="string">
            <text:p text:style-name="P16">{maitre_oeuvre_lname}</text:p>
          </table:table-cell>
          <table:table-cell table:style-name="Tableau4.C2" office:value-type="string">
            <text:p text:style-name="P16">{intervenant_exterieur_lname}</text:p>
          </table:table-cell>
        </table:table-row>
        <table:table-row>
          <table:table-cell table:style-name="Tableau4.A2" office:value-type="string">
            <text:p text:style-name="P9">Prénom</text:p>
          </table:table-cell>
          <table:table-cell table:style-name="Tableau4.A2" office:value-type="string">
            <text:p text:style-name="P16">{maitre_oeuvre_fname}</text:p>
          </table:table-cell>
          <table:table-cell table:style-name="Tableau4.C2" office:value-type="string">
            <text:p text:style-name="P16">{intervenant_exterieur_fname}</text:p>
          </table:table-cell>
        </table:table-row>
        <table:table-row>
          <table:table-cell table:style-name="Tableau4.A2" office:value-type="string">
            <text:p text:style-name="P9">Portable</text:p>
          </table:table-cell>
          <table:table-cell table:style-name="Tableau4.A2" office:value-type="string">
            <text:p text:style-name="P16">{maitre_oeuvre_phone}</text:p>
          </table:table-cell>
          <table:table-cell table:style-name="Tableau4.C2" office:value-type="string">
            <text:p text:style-name="P16">{intervenant_exterieur_phone}</text:p>
          </table:table-cell>
        </table:table-row>
        <table:table-row table:style-name="Tableau4.5">
          <table:table-cell table:style-name="Tableau4.A2" office:value-type="string">
            <text:p text:style-name="P10"><text:span text:style-name="T8">Date et </text:span>Signature</text:p>
          </table:table-cell>
          <table:table-cell table:style-name="Tableau4.A2" office:value-type="string">
            <text:p text:style-name="P15">Le {maitre_oeuvre_signature_date}, </text:p>
            <text:p text:style-name="P15">{maitre_oeuvre_signature}</text:p>
          </table:table-cell>
          <table:table-cell table:style-name="Tableau4.C2" office:value-type="string">
            <text:p text:style-name="P17">Le {intervenant_exterieur_signature_date},</text:p>
            <text:p text:style-name="P17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T7" style:family="text">
      <style:text-properties fo:font-weight="normal" officeooo:rsid="008a797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5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ermis_de_feu.odt</text:file-name> <text:tab/>Version <text:span text:style-name="MT2">1.0.0-</text:span><text:span text:style-name="MT3">201</text:span><text:span text:style-name="MT4">9</text:span><text:span text:style-name="MT5">0</text:span><text:span text:style-name="MT6">8</text:span><text:span text:style-name="MT7">20</text:span><text:span text:style-name="MT4"> </text:span>- Page : <text:s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10T16:47:52.787000000</dc:date>
    <meta:editing-duration>P1DT2H24M37S</meta:editing-duration>
    <meta:editing-cycles>126</meta:editing-cycles>
    <meta:generator>LibreOffice/5.0.1.2$Windows_x86 LibreOffice_project/81898c9f5c0d43f3473ba111d7b351050be20261</meta:generator>
    <meta:document-statistic meta:table-count="5" meta:image-count="1" meta:object-count="0" meta:page-count="6" meta:paragraph-count="108" meta:word-count="425" meta:character-count="3316" meta:non-whitespace-character-count="2982"/>
  </office:meta>
</office:document-meta>
</file>